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2b2b2" draw:textarea-horizontal-align="justify" draw:textarea-vertical-align="middle" draw:auto-grow-height="false" fo:min-height="0.765cm" fo:min-width="21.09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fill-color="#ffffa6" draw:textarea-horizontal-align="justify" draw:textarea-vertical-align="middle" draw:auto-grow-height="false" fo:min-height="0.766cm" fo:min-width="0.516cm"/>
    </style:style>
    <style:style style:name="gr4" style:family="graphic" style:parent-style-name="standard">
      <style:graphic-properties draw:fill-color="#ffe994" draw:textarea-horizontal-align="justify" draw:textarea-vertical-align="middle" draw:auto-grow-height="false" fo:min-height="1.782cm" fo:min-width="0.516cm"/>
      <style:paragraph-properties style:writing-mode="lr-tb"/>
    </style:style>
    <style:style style:name="gr5" style:family="graphic" style:parent-style-name="standard">
      <style:graphic-properties draw:fill-color="#ffffa6" draw:textarea-horizontal-align="justify" draw:textarea-vertical-align="middle" draw:auto-grow-height="false" fo:min-height="0.765cm" fo:min-width="0.516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62cm"/>
      <style:paragraph-properties style:writing-mode="lr-tb"/>
    </style:style>
    <style:style style:name="gr8" style:family="graphic" style:parent-style-name="standard">
      <style:graphic-properties draw:fill-color="#ffffa6" draw:textarea-horizontal-align="justify" draw:textarea-vertical-align="middle" draw:auto-grow-height="false" fo:min-height="1.782cm" fo:min-width="0.51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782cm" fo:min-width="3.564cm"/>
      <style:paragraph-properties style:writing-mode="lr-tb"/>
    </style:style>
    <style:style style:name="gr10" style:family="graphic" style:parent-style-name="standard">
      <style:graphic-properties draw:fill-color="#ffffa6" draw:textarea-horizontal-align="justify" draw:textarea-vertical-align="middle" draw:auto-grow-height="false" fo:min-height="1.782cm" fo:min-width="0.517cm"/>
      <style:paragraph-properties style:writing-mode="lr-tb"/>
    </style:style>
    <style:style style:name="gr11" style:family="graphic" style:parent-style-name="standard">
      <style:graphic-properties draw:fill-color="#ffffa6" draw:textarea-horizontal-align="justify" draw:textarea-vertical-align="middle" draw:auto-grow-height="false" fo:min-height="1.782cm" fo:min-width="0.515cm"/>
      <style:paragraph-properties style:writing-mode="lr-tb"/>
    </style:style>
    <style:style style:name="gr12" style:family="graphic" style:parent-style-name="standard">
      <style:graphic-properties draw:fill-color="#b2b2b2" draw:textarea-horizontal-align="justify" draw:textarea-vertical-align="middle" draw:auto-grow-height="false" fo:min-height="0.766cm" fo:min-width="13.216cm"/>
    </style:style>
    <style:style style:name="gr13" style:family="graphic" style:parent-style-name="standard">
      <style:graphic-properties draw:textarea-horizontal-align="justify" draw:textarea-vertical-align="middle" draw:auto-grow-height="false" fo:min-height="1.274cm" fo:min-width="6.1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2cm" fo:min-width="2.171cm"/>
      <style:paragraph-properties style:writing-mode="lr-tb"/>
    </style:style>
    <style:style style:name="gr15" style:family="graphic" style:parent-style-name="standard">
      <style:graphic-properties draw:fill-color="#ffffa6" draw:textarea-horizontal-align="justify" draw:textarea-vertical-align="middle" draw:auto-grow-height="false" fo:min-height="1.274cm" fo:min-width="0.51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274cm" fo:min-width="3.56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.798cm" fo:min-width="1.532cm"/>
    </style:style>
    <style:style style:name="gr18" style:family="graphic" style:parent-style-name="standard">
      <style:graphic-properties draw:fill-color="#b2b2b2" draw:textarea-horizontal-align="justify" draw:textarea-vertical-align="middle" draw:auto-grow-height="false" fo:min-height="13.085cm" fo:min-width="0.516cm"/>
    </style:style>
    <style:style style:name="gr19" style:family="graphic" style:parent-style-name="standard">
      <style:graphic-properties draw:fill-color="#ffffa6" draw:textarea-horizontal-align="justify" draw:textarea-vertical-align="middle" draw:auto-grow-height="false" fo:min-height="0.766cm" fo:min-width="1.531cm"/>
    </style:style>
    <style:style style:name="gr20" style:family="graphic" style:parent-style-name="standard">
      <style:graphic-properties draw:fill-color="#ffffa6" draw:textarea-horizontal-align="justify" draw:textarea-vertical-align="middle" draw:auto-grow-height="false" fo:min-height="0.766cm" fo:min-width="1.532cm"/>
    </style:style>
    <style:style style:name="gr21" style:family="graphic" style:parent-style-name="objectwithoutfill">
      <style:graphic-properties svg:stroke-color="#ffffff" draw:fill="none" draw:textarea-vertical-align="middle"/>
    </style:style>
    <style:style style:name="gr22" style:family="graphic" style:parent-style-name="standard">
      <style:graphic-properties draw:fill-color="#b2b2b2" draw:textarea-horizontal-align="justify" draw:textarea-vertical-align="middle" draw:auto-grow-height="false" fo:min-height="7.37cm" fo:min-width="0.516cm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6.735cm" fo:min-width="0.516cm"/>
    </style:style>
    <style:style style:name="gr24" style:family="graphic" style:parent-style-name="standard">
      <style:graphic-properties draw:textarea-horizontal-align="justify" draw:textarea-vertical-align="middle" draw:auto-grow-height="false" fo:min-height="1.655cm" fo:min-width="1.532cm"/>
    </style:style>
    <style:style style:name="gr25" style:family="graphic" style:parent-style-name="standard">
      <style:graphic-properties draw:textarea-horizontal-align="justify" draw:textarea-vertical-align="middle" draw:auto-grow-height="false" fo:min-height="1.655cm" fo:min-width="2.802cm"/>
    </style:style>
    <style:style style:name="gr26" style:family="graphic" style:parent-style-name="standard">
      <style:graphic-properties draw:textarea-horizontal-align="justify" draw:textarea-vertical-align="middle" draw:auto-grow-height="false" fo:min-height="2.902cm" fo:min-width="2.802cm"/>
    </style:style>
    <style:style style:name="gr27" style:family="graphic" style:parent-style-name="standard">
      <style:graphic-properties draw:textarea-horizontal-align="justify" draw:textarea-vertical-align="middle" draw:auto-grow-height="false" fo:min-height="2.902cm" fo:min-width="9.026cm"/>
      <style:paragraph-properties style:writing-mode="lr-tb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a6"/>
      <style:paragraph-properties fo:text-align="center"/>
    </style:style>
    <style:style style:name="P4" style:family="paragraph">
      <loext:graphic-properties draw:fill-color="#ffe994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a6"/>
      <style:paragraph-properties fo:text-align="center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1.591cm" svg:height="1.015cm" draw:transform="skewX (-0.0010471975511966) rotate (-0.000698131700797933) translate (1.904cm 8.6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81cm" svg:height="1.673cm" svg:x="18.415cm" svg:y="2.772cm">
          <draw:text-box>
            <text:p>City</text:p>
            <text:p/>
          </draw:text-box>
        </draw:frame>
        <draw:custom-shape draw:style-name="gr3" draw:text-style-name="P3" draw:layer="layout" svg:width="1.016cm" svg:height="1.016cm" svg:x="16.129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016cm" svg:height="1.016cm" svg:x="19.177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016cm" svg:height="1.016cm" svg:x="17.653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016cm" svg:height="1.016cm" svg:x="20.701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016cm" svg:height="2.032cm" svg:x="1.905cm" svg:y="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016cm" svg:height="1.016cm" svg:x="19.177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016cm" svg:height="1.016cm" svg:x="17.653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016cm" svg:height="1.016cm" svg:x="20.701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016cm" svg:height="1.015cm" svg:x="19.177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016cm" svg:height="1.015cm" svg:x="17.653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048cm" svg:height="1.524cm" svg:x="11.049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032cm" svg:height="2.312cm" svg:x="11.557cm" svg:y="6.789cm">
          <draw:text-box>
            <text:p><text:span text:style-name="T1">School</text:span></text:p>
            <text:p/>
          </draw:text-box>
        </draw:frame>
        <draw:custom-shape draw:style-name="gr3" draw:text-style-name="P3" draw:layer="layout" svg:width="1.016cm" svg:height="1.016cm" svg:x="16.129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.016cm" svg:height="2.032cm" svg:x="9.525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4.064cm" svg:height="2.032cm" svg:x="1.905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032cm" svg:height="2.312cm" svg:x="2.921cm" svg:y="6.604cm">
          <draw:text-box>
            <text:p><text:span text:style-name="T1">Police</text:span></text:p>
            <text:p/>
          </draw:text-box>
        </draw:frame>
        <draw:custom-shape draw:style-name="gr10" draw:text-style-name="P6" draw:layer="layout" svg:width="1.017cm" svg:height="2.032cm" svg:x="8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015cm" svg:height="2.032cm" svg:x="6.477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3.716cm" svg:height="1.016cm" svg:x="1.905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6.605cm" svg:height="1.524cm" svg:x="7.492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" draw:layer="layout" svg:width="2.754cm" svg:height="1.673cm" svg:x="9.861cm" svg:y="13.394cm">
          <draw:text-box>
            <text:p>Mosque</text:p>
            <text:p/>
          </draw:text-box>
        </draw:frame>
        <draw:custom-shape draw:style-name="gr15" draw:text-style-name="P6" draw:layer="layout" svg:width="1.016cm" svg:height="1.524cm" svg:x="4.445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1.016cm" svg:height="1.524cm" svg:x="5.969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4.064cm" svg:height="1.524cm" svg:x="18.161cm" svg:y="10.16cm">
          <text:p text:style-name="P7"><text:span text:style-name="T1">Market</text:span></text:p>
          <text:p text:style-name="P7"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032cm" svg:height="3.048cm" svg:x="16.129cm" svg:y="12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.016cm" svg:height="13.335cm" svg:x="14.605cm" svg:y="1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2.031cm" svg:height="1.016cm" svg:x="1.905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2.032cm" svg:height="1.016cm" svg:x="4.445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2.032cm" svg:height="1.016cm" svg:x="6.985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2.032cm" svg:height="1.016cm" svg:x="9.525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2.032cm" svg:height="1.016cm" svg:x="12.065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8" draw:layer="layout" svg:x1="15.113cm" svg:y1="3.556cm" svg:x2="15.113cm" svg:y2="4.572cm">
          <text:p/>
        </draw:line>
        <draw:line draw:style-name="gr21" draw:text-style-name="P8" draw:layer="layout" svg:x1="15.113cm" svg:y1="5.08cm" svg:x2="15.113cm" svg:y2="6.096cm">
          <text:p/>
        </draw:line>
        <draw:line draw:style-name="gr21" draw:text-style-name="P8" draw:layer="layout" svg:x1="15.113cm" svg:y1="5.08cm" svg:x2="15.113cm" svg:y2="6.096cm">
          <text:p/>
        </draw:line>
        <draw:line draw:style-name="gr21" draw:text-style-name="P8" draw:layer="layout" svg:x1="15.113cm" svg:y1="6.604cm" svg:x2="15.113cm" svg:y2="7.62cm">
          <text:p/>
        </draw:line>
        <draw:line draw:style-name="gr21" draw:text-style-name="P8" draw:layer="layout" svg:x1="15.113cm" svg:y1="8.128cm" svg:x2="15.113cm" svg:y2="9.144cm">
          <text:p/>
        </draw:line>
        <draw:line draw:style-name="gr21" draw:text-style-name="P8" draw:layer="layout" svg:x1="15.113cm" svg:y1="9.652cm" svg:x2="15.113cm" svg:y2="10.668cm">
          <text:p/>
        </draw:line>
        <draw:line draw:style-name="gr21" draw:text-style-name="P8" draw:layer="layout" svg:x1="15.113cm" svg:y1="11.176cm" svg:x2="15.113cm" svg:y2="12.192cm">
          <text:p/>
        </draw:line>
        <draw:line draw:style-name="gr21" draw:text-style-name="P8" draw:layer="layout" svg:x1="15.113cm" svg:y1="12.7cm" svg:x2="15.113cm" svg:y2="13.716cm">
          <text:p/>
        </draw:line>
        <draw:line draw:style-name="gr21" draw:text-style-name="P8" draw:layer="layout" svg:x1="18.415cm" svg:y1="13.97cm" svg:x2="18.415cm" svg:y2="15.24cm">
          <text:p/>
        </draw:line>
        <draw:line draw:style-name="gr21" draw:text-style-name="P8" draw:layer="layout" svg:x1="2.413cm" svg:y1="9.144cm" svg:x2="3.429cm" svg:y2="9.144cm">
          <text:p/>
        </draw:line>
        <draw:line draw:style-name="gr21" draw:text-style-name="P8" draw:layer="layout" svg:x1="3.937cm" svg:y1="9.144cm" svg:x2="4.953cm" svg:y2="9.144cm">
          <text:p/>
        </draw:line>
        <draw:line draw:style-name="gr21" draw:text-style-name="P8" draw:layer="layout" svg:x1="5.461cm" svg:y1="9.144cm" svg:x2="6.477cm" svg:y2="9.144cm">
          <text:p/>
        </draw:line>
        <draw:line draw:style-name="gr21" draw:text-style-name="P8" draw:layer="layout" svg:x1="6.985cm" svg:y1="9.144cm" svg:x2="8.001cm" svg:y2="9.144cm">
          <text:p/>
        </draw:line>
        <draw:line draw:style-name="gr21" draw:text-style-name="P8" draw:layer="layout" svg:x1="8.509cm" svg:y1="9.144cm" svg:x2="9.525cm" svg:y2="9.144cm">
          <text:p/>
        </draw:line>
        <draw:line draw:style-name="gr21" draw:text-style-name="P8" draw:layer="layout" svg:x1="10.033cm" svg:y1="9.144cm" svg:x2="11.049cm" svg:y2="9.144cm">
          <text:p/>
        </draw:line>
        <draw:line draw:style-name="gr21" draw:text-style-name="P8" draw:layer="layout" svg:x1="11.557cm" svg:y1="9.144cm" svg:x2="12.573cm" svg:y2="9.144cm">
          <text:p/>
        </draw:line>
        <draw:line draw:style-name="gr21" draw:text-style-name="P8" draw:layer="layout" svg:x1="13.081cm" svg:y1="9.144cm" svg:x2="14.097cm" svg:y2="9.144cm">
          <text:p/>
        </draw:line>
        <draw:line draw:style-name="gr21" draw:text-style-name="P8" draw:layer="layout" svg:x1="16.129cm" svg:y1="9.144cm" svg:x2="17.145cm" svg:y2="9.144cm">
          <text:p/>
        </draw:line>
        <draw:line draw:style-name="gr21" draw:text-style-name="P8" draw:layer="layout" svg:x1="17.653cm" svg:y1="9.144cm" svg:x2="18.669cm" svg:y2="9.144cm">
          <text:p/>
        </draw:line>
        <draw:line draw:style-name="gr21" draw:text-style-name="P8" draw:layer="layout" svg:x1="19.177cm" svg:y1="9.144cm" svg:x2="20.193cm" svg:y2="9.144cm">
          <text:p/>
        </draw:line>
        <draw:line draw:style-name="gr21" draw:text-style-name="P8" draw:layer="layout" svg:x1="20.701cm" svg:y1="9.144cm" svg:x2="21.717cm" svg:y2="9.144cm">
          <text:p/>
        </draw:line>
        <draw:line draw:style-name="gr21" draw:text-style-name="P8" draw:layer="layout" svg:x1="12.573cm" svg:y1="12.192cm" svg:x2="13.589cm" svg:y2="12.192cm">
          <text:p/>
        </draw:line>
        <draw:line draw:style-name="gr21" draw:text-style-name="P8" draw:layer="layout" svg:x1="11.049cm" svg:y1="12.192cm" svg:x2="12.065cm" svg:y2="12.192cm">
          <text:p/>
        </draw:line>
        <draw:line draw:style-name="gr21" draw:text-style-name="P8" draw:layer="layout" svg:x1="9.525cm" svg:y1="12.192cm" svg:x2="10.541cm" svg:y2="12.192cm">
          <text:p/>
        </draw:line>
        <draw:line draw:style-name="gr21" draw:text-style-name="P8" draw:layer="layout" svg:x1="8.001cm" svg:y1="12.192cm" svg:x2="9.017cm" svg:y2="12.192cm">
          <text:p/>
        </draw:line>
        <draw:line draw:style-name="gr21" draw:text-style-name="P8" draw:layer="layout" svg:x1="6.477cm" svg:y1="12.192cm" svg:x2="7.493cm" svg:y2="12.192cm">
          <text:p/>
        </draw:line>
        <draw:line draw:style-name="gr21" draw:text-style-name="P8" draw:layer="layout" svg:x1="4.953cm" svg:y1="12.192cm" svg:x2="5.969cm" svg:y2="12.192cm">
          <text:p/>
        </draw:line>
        <draw:line draw:style-name="gr21" draw:text-style-name="P8" draw:layer="layout" svg:x1="4.953cm" svg:y1="12.192cm" svg:x2="5.969cm" svg:y2="12.192cm">
          <text:p/>
        </draw:line>
        <draw:line draw:style-name="gr21" draw:text-style-name="P8" draw:layer="layout" svg:x1="3.429cm" svg:y1="12.192cm" svg:x2="4.445cm" svg:y2="12.192cm">
          <text:p/>
        </draw:line>
        <draw:line draw:style-name="gr21" draw:text-style-name="P8" draw:layer="layout" svg:x1="1.905cm" svg:y1="12.192cm" svg:x2="2.921cm" svg:y2="12.192cm">
          <text:p/>
        </draw:line>
        <draw:custom-shape draw:style-name="gr22" draw:text-style-name="P1" draw:layer="layout" svg:width="1.016cm" svg:height="7.62cm" svg:x="22.479cm" svg:y="2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1.591cm" svg:height="1.015cm" draw:transform="skewX (-0.0010471975511966) rotate (-0.000698131700797933) translate (1.904cm 1.0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1.016cm" svg:height="6.985cm" svg:x="22.479cm" svg:y="8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016cm" svg:height="1.016cm" draw:transform="rotate (1.5707963267949) translate (23.745cm 15.1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016cm" svg:height="1.016cm" draw:transform="rotate (1.5707963267949) translate (23.748cm 12.0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016cm" svg:height="1.016cm" draw:transform="rotate (1.5707963267949) translate (23.744cm 13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016cm" svg:height="1.016cm" draw:transform="rotate (1.5707963267949) translate (23.749cm 10.5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016cm" svg:height="1.016cm" draw:transform="rotate (1.5707963267949) translate (25.015cm 15.1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016cm" svg:height="1.016cm" draw:transform="rotate (1.5707963267949) translate (25.018cm 12.0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016cm" svg:height="1.016cm" draw:transform="rotate (1.5707963267949) translate (25.014cm 13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016cm" svg:height="1.016cm" draw:transform="rotate (1.5707963267949) translate (25.019cm 10.5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016cm" svg:height="1.016cm" draw:transform="rotate (1.5707963267949) translate (26.285cm 15.1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016cm" svg:height="1.016cm" draw:transform="rotate (1.5707963267949) translate (26.288cm 12.0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016cm" svg:height="1.016cm" draw:transform="rotate (1.5707963267949) translate (26.284cm 13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016cm" svg:height="1.016cm" draw:transform="rotate (1.5707963267949) translate (26.289cm 10.5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draw:layer="layout" svg:width="2.032cm" svg:height="1.905cm" svg:x="24.003cm" svg:y="6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3.302cm" svg:height="1.905cm" draw:transform="skewX (0.0115191730631626) rotate (0.0113446401379631) translate (24.003cm 4.4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3.302cm" svg:height="3.152cm" draw:transform="skewX (0.0115191730631626) rotate (0.0113446401379631) translate (24.003cm 0.6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9.526cm" svg:height="3.152cm" draw:transform="skewX (0.0115191730631626) translate (4.462cm 2.509cm)">
          <text:p text:style-name="P5">Park</text:p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8" draw:layer="layout" svg:x1="2.305cm" svg:y1="1.47cm" svg:x2="3.321cm" svg:y2="1.47cm">
          <text:p/>
        </draw:line>
        <draw:line draw:style-name="gr21" draw:text-style-name="P8" draw:layer="layout" svg:x1="3.829cm" svg:y1="1.47cm" svg:x2="4.845cm" svg:y2="1.47cm">
          <text:p/>
        </draw:line>
        <draw:line draw:style-name="gr21" draw:text-style-name="P8" draw:layer="layout" svg:x1="5.353cm" svg:y1="1.47cm" svg:x2="6.369cm" svg:y2="1.47cm">
          <text:p/>
        </draw:line>
        <draw:line draw:style-name="gr21" draw:text-style-name="P8" draw:layer="layout" svg:x1="6.877cm" svg:y1="1.47cm" svg:x2="7.893cm" svg:y2="1.47cm">
          <text:p/>
        </draw:line>
        <draw:line draw:style-name="gr21" draw:text-style-name="P8" draw:layer="layout" svg:x1="8.401cm" svg:y1="1.47cm" svg:x2="9.417cm" svg:y2="1.47cm">
          <text:p/>
        </draw:line>
        <draw:line draw:style-name="gr21" draw:text-style-name="P8" draw:layer="layout" svg:x1="9.925cm" svg:y1="1.47cm" svg:x2="10.941cm" svg:y2="1.47cm">
          <text:p/>
        </draw:line>
        <draw:line draw:style-name="gr21" draw:text-style-name="P8" draw:layer="layout" svg:x1="11.449cm" svg:y1="1.47cm" svg:x2="12.465cm" svg:y2="1.47cm">
          <text:p/>
        </draw:line>
        <draw:line draw:style-name="gr21" draw:text-style-name="P8" draw:layer="layout" svg:x1="12.935cm" svg:y1="1.47cm" svg:x2="13.951cm" svg:y2="1.47cm">
          <text:p/>
        </draw:line>
        <draw:line draw:style-name="gr21" draw:text-style-name="P8" draw:layer="layout" svg:x1="14.459cm" svg:y1="1.47cm" svg:x2="15.475cm" svg:y2="1.47cm">
          <text:p/>
        </draw:line>
        <draw:line draw:style-name="gr21" draw:text-style-name="P8" draw:layer="layout" svg:x1="15.983cm" svg:y1="1.47cm" svg:x2="16.999cm" svg:y2="1.47cm">
          <text:p/>
        </draw:line>
        <draw:line draw:style-name="gr21" draw:text-style-name="P8" draw:layer="layout" svg:x1="17.507cm" svg:y1="1.47cm" svg:x2="18.523cm" svg:y2="1.47cm">
          <text:p/>
        </draw:line>
        <draw:line draw:style-name="gr21" draw:text-style-name="P8" draw:layer="layout" svg:x1="19.031cm" svg:y1="1.47cm" svg:x2="20.047cm" svg:y2="1.47cm">
          <text:p/>
        </draw:line>
        <draw:line draw:style-name="gr21" draw:text-style-name="P8" draw:layer="layout" svg:x1="20.555cm" svg:y1="1.47cm" svg:x2="21.571cm" svg:y2="1.47cm">
          <text:p/>
        </draw:line>
        <draw:line draw:style-name="gr21" draw:text-style-name="P8" draw:layer="layout" svg:x1="22.079cm" svg:y1="1.47cm" svg:x2="23.095cm" svg:y2="1.47cm">
          <text:p/>
        </draw:line>
        <draw:line draw:style-name="gr21" draw:text-style-name="P8" draw:layer="layout" svg:x1="22.96cm" svg:y1="2.54cm" svg:x2="22.96cm" svg:y2="3.556cm">
          <text:p/>
        </draw:line>
        <draw:line draw:style-name="gr21" draw:text-style-name="P8" draw:layer="layout" svg:x1="22.96cm" svg:y1="4.064cm" svg:x2="22.96cm" svg:y2="5.08cm">
          <text:p/>
        </draw:line>
        <draw:line draw:style-name="gr21" draw:text-style-name="P8" draw:layer="layout" svg:x1="22.96cm" svg:y1="5.588cm" svg:x2="22.96cm" svg:y2="6.604cm">
          <text:p/>
        </draw:line>
        <draw:line draw:style-name="gr21" draw:text-style-name="P8" draw:layer="layout" svg:x1="22.96cm" svg:y1="7.112cm" svg:x2="22.96cm" svg:y2="8.128cm">
          <text:p/>
        </draw:line>
        <draw:line draw:style-name="gr21" draw:text-style-name="P8" draw:layer="layout" svg:x1="22.96cm" svg:y1="8.636cm" svg:x2="22.96cm" svg:y2="9.652cm">
          <text:p/>
        </draw:line>
        <draw:line draw:style-name="gr21" draw:text-style-name="P8" draw:layer="layout" svg:x1="22.96cm" svg:y1="10.16cm" svg:x2="22.96cm" svg:y2="11.176cm">
          <text:p/>
        </draw:line>
        <draw:line draw:style-name="gr21" draw:text-style-name="P8" draw:layer="layout" svg:x1="22.96cm" svg:y1="11.684cm" svg:x2="22.96cm" svg:y2="12.7cm">
          <text:p/>
        </draw:line>
        <draw:line draw:style-name="gr21" draw:text-style-name="P8" draw:layer="layout" svg:x1="22.96cm" svg:y1="12.954cm" svg:x2="22.96cm" svg:y2="13.97cm">
          <text:p/>
        </draw:line>
        <draw:line draw:style-name="gr21" draw:text-style-name="P8" draw:layer="layout" svg:x1="22.96cm" svg:y1="14.205cm" svg:x2="22.96cm" svg:y2="15.221cm">
          <text:p/>
        </draw:line>
        <presentation:notes draw:style-name="dp2">
          <draw:page-thumbnail draw:style-name="gr2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6T10:25:06.159858769</meta:creation-date>
    <dc:date>2022-11-27T08:09:43.568191627</dc:date>
    <meta:editing-duration>PT12M26S</meta:editing-duration>
    <meta:editing-cycles>4</meta:editing-cycles>
    <meta:generator>LibreOffice/7.3.6.2$Linux_X86_64 LibreOffice_project/30$Build-2</meta:generator>
    <meta:document-statistic meta:object-count="128"/>
  </office:meta>
</office:document-meta>
</file>